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3">
      <style:text-properties officeooo:paragraph-rsid="0003bed2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small-cap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28387138525963179" text:style-name="L13">
        <text:list-item>
          <text:p text:style-name="P1"><text:bookmark text:name="en-ESV-29054"/>For you have heard of <text:note text:id="ftn0" text:note-class="footnote"><text:note-citation>1</text:note-citation><text:note-body><text:h text:style-name="Heading_20_1" text:outline-level="1">Acts 26:4English Standard Version (ESV)</text:h><text:p text:style-name="Text_20_body"><text:bookmark text:name="en-ESV-27813"/>4 (<text:a xlink:type="simple" xlink:href="https://www.biblegateway.com/passage/?search=Acts%2026:4&amp;version=ESV#cen-ESV-27813A" text:style-name="Internet_20_link" text:visited-style-name="Visited_20_Internet_20_Link">A</text:a>)“My manner of life from my youth, spent from the beginning among (<text:a xlink:type="simple" xlink:href="https://www.biblegateway.com/passage/?search=Acts%2026:4&amp;version=ESV#cen-ESV-27813B" text:style-name="Internet_20_link" text:visited-style-name="Visited_20_Internet_20_Link">B</text:a>)my own nation and in Jerusalem, is known by all the Jews. </text:p><text:p text:style-name="Footnote"/></text:note-body></text:note>my former life in Judaism, how <text:note text:id="ftn1" text:note-class="footnote"><text:note-citation>2</text:note-citation><text:note-body><text:h text:style-name="Heading_20_1" text:outline-level="1">Acts 8:3English Standard Version (ESV)</text:h><text:p text:style-name="Text_20_body"><text:bookmark text:name="en-ESV-27168"/>3 But (<text:a xlink:type="simple" xlink:href="https://www.biblegateway.com/passage/?search=Acts%208:3&amp;version=ESV#cen-ESV-27168A" text:style-name="Internet_20_link" text:visited-style-name="Visited_20_Internet_20_Link">A</text:a>)Saul was ravaging the church, and entering house after house, he (<text:a xlink:type="simple" xlink:href="https://www.biblegateway.com/passage/?search=Acts%208:3&amp;version=ESV#cen-ESV-27168B" text:style-name="Internet_20_link" text:visited-style-name="Visited_20_Internet_20_Link">B</text:a>)dragged off men and women and committed them to prison.</text:p><text:p text:style-name="Footnote"/></text:note-body></text:note>I persecuted the church of God violently and tried to destroy it. </text:p>
        </text:list-item>
        <text:list-item>
          <text:p text:style-name="P1"><text:bookmark text:name="en-ESV-29055"/>And I was advancing in Judaism beyond many of my own age among my people, so extremely <text:note text:id="ftn2" text:note-class="footnote"><text:note-citation>3</text:note-citation><text:note-body><text:h text:style-name="Heading_20_1" text:outline-level="1">Philippians 3:6English Standard Version (ESV)</text:h><text:p text:style-name="Text_20_body"><text:bookmark text:name="en-ESV-29411"/>6 (<text:a xlink:type="simple" xlink:href="https://www.biblegateway.com/passage/?search=Phil%203:6,%20Acts%2021:20&amp;version=ESV#cen-ESV-29411A" text:style-name="Internet_20_link" text:visited-style-name="Visited_20_Internet_20_Link">A</text:a>)as to zeal, (<text:a xlink:type="simple" xlink:href="https://www.biblegateway.com/passage/?search=Phil%203:6,%20Acts%2021:20&amp;version=ESV#cen-ESV-29411B" text:style-name="Internet_20_link" text:visited-style-name="Visited_20_Internet_20_Link">B</text:a>)a persecutor of the church; (<text:a xlink:type="simple" xlink:href="https://www.biblegateway.com/passage/?search=Phil%203:6,%20Acts%2021:20&amp;version=ESV#cen-ESV-29411C" text:style-name="Internet_20_link" text:visited-style-name="Visited_20_Internet_20_Link">C</text:a>)as to righteousness under the law,[<text:a xlink:type="simple" xlink:href="https://www.biblegateway.com/passage/?search=Phil%203:6,%20Acts%2021:20&amp;version=ESV#fen-ESV-29411a" text:style-name="Internet_20_link" text:visited-style-name="Visited_20_Internet_20_Link">a</text:a>] blameless. </text:p><text:p text:style-name="Footnote"/></text:note-body></text:note>,<text:note text:id="ftn3" text:note-class="footnote"><text:note-citation>4</text:note-citation><text:note-body><text:h text:style-name="Heading_20_1" text:outline-level="1">Acts 21:20English Standard Version (ESV)</text:h><text:p text:style-name="Text_20_body"><text:bookmark text:name="en-ESV-27671"/>20 And when they heard it, they (<text:a xlink:type="simple" xlink:href="https://www.biblegateway.com/passage/?search=Phil%203:6,%20Acts%2021:20&amp;version=ESV#cen-ESV-27671A" text:style-name="Internet_20_link" text:visited-style-name="Visited_20_Internet_20_Link">A</text:a>)glorified God. And they said to him, “You see, brother, how many thousands there are among the Jews of those who have believed. They are all (<text:a xlink:type="simple" xlink:href="https://www.biblegateway.com/passage/?search=Phil%203:6,%20Acts%2021:20&amp;version=ESV#cen-ESV-27671B" text:style-name="Internet_20_link" text:visited-style-name="Visited_20_Internet_20_Link">B</text:a>)zealous for the law, </text:p><text:p text:style-name="Footnote"/></text:note-body></text:note>zealous was I for <text:note text:id="ftn4" text:note-class="footnote"><text:note-citation>5</text:note-citation><text:note-body><text:h text:style-name="Heading_20_1" text:outline-level="1">Jeremiah 9:14English Standard Version (ESV)</text:h><text:p text:style-name="Text_20_body"><text:bookmark text:name="en-ESV-19190"/>14 but (<text:a xlink:type="simple" xlink:href="https://www.biblegateway.com/passage/?search=Jer%209:14,%202Tim%201:3,%20Matt%2015:2&amp;version=ESV#cen-ESV-19190A" text:style-name="Internet_20_link" text:visited-style-name="Visited_20_Internet_20_Link">A</text:a>)have stubbornly followed their own hearts and have gone after the Baals, as their fathers taught them. </text:p><text:p text:style-name="Footnote"/></text:note-body></text:note>,<text:note text:id="ftn5" text:note-class="footnote"><text:note-citation>6</text:note-citation><text:note-body><text:h text:style-name="Heading_20_1" text:outline-level="1">2 Timothy 1:3English Standard Version (ESV)</text:h><text:h text:style-name="Heading_20_3" text:outline-level="3"><text:bookmark text:name="en-ESV-29796"/>Guard the Deposit Entrusted to You</text:h><text:p text:style-name="Text_20_body">3 (<text:a xlink:type="simple" xlink:href="https://www.biblegateway.com/passage/?search=Jer%209:14,%202Tim%201:3,%20Matt%2015:2&amp;version=ESV#cen-ESV-29796A" text:style-name="Internet_20_link" text:visited-style-name="Visited_20_Internet_20_Link">A</text:a>)I thank God (<text:a xlink:type="simple" xlink:href="https://www.biblegateway.com/passage/?search=Jer%209:14,%202Tim%201:3,%20Matt%2015:2&amp;version=ESV#cen-ESV-29796B" text:style-name="Internet_20_link" text:visited-style-name="Visited_20_Internet_20_Link">B</text:a>)whom I serve, as did my ancestors, (<text:a xlink:type="simple" xlink:href="https://www.biblegateway.com/passage/?search=Jer%209:14,%202Tim%201:3,%20Matt%2015:2&amp;version=ESV#cen-ESV-29796C" text:style-name="Internet_20_link" text:visited-style-name="Visited_20_Internet_20_Link">C</text:a>)with a clear conscience, as I remember you (<text:a xlink:type="simple" xlink:href="https://www.biblegateway.com/passage/?search=Jer%209:14,%202Tim%201:3,%20Matt%2015:2&amp;version=ESV#cen-ESV-29796D" text:style-name="Internet_20_link" text:visited-style-name="Visited_20_Internet_20_Link">D</text:a>)constantly in my prayers night and day. </text:p><text:p text:style-name="Footnote"/></text:note-body></text:note>,<text:note text:id="ftn6" text:note-class="footnote"><text:note-citation>7</text:note-citation><text:note-body><text:h text:style-name="Heading_20_1" text:outline-level="1">Matthew 15:2English Standard Version (ESV)</text:h><text:p text:style-name="Text_20_body"><text:bookmark text:name="en-ESV-23635"/>2 (<text:a xlink:type="simple" xlink:href="https://www.biblegateway.com/passage/?search=Jer%209:14,%202Tim%201:3,%20Matt%2015:2&amp;version=ESV#cen-ESV-23635A" text:style-name="Internet_20_link" text:visited-style-name="Visited_20_Internet_20_Link">A</text:a>)“Why do your disciples break (<text:a xlink:type="simple" xlink:href="https://www.biblegateway.com/passage/?search=Jer%209:14,%202Tim%201:3,%20Matt%2015:2&amp;version=ESV#cen-ESV-23635B" text:style-name="Internet_20_link" text:visited-style-name="Visited_20_Internet_20_Link">B</text:a>)the tradition of the elders? (<text:a xlink:type="simple" xlink:href="https://www.biblegateway.com/passage/?search=Jer%209:14,%202Tim%201:3,%20Matt%2015:2&amp;version=ESV#cen-ESV-23635C" text:style-name="Internet_20_link" text:visited-style-name="Visited_20_Internet_20_Link">C</text:a>)For they do not wash their hands when they eat.” </text:p><text:p text:style-name="Footnote"/></text:note-body></text:note>the traditions of my fathers.</text:p>
        </text:list-item>
        <text:list-item>
          <text:p text:style-name="P1"><text:bookmark text:name="en-ESV-29056"/>But when he <text:note text:id="ftn7" text:note-class="footnote"><text:note-citation>8</text:note-citation><text:note-body><text:h text:style-name="Heading_20_1" text:outline-level="1">Acts 13:2English Standard Version (ESV)</text:h><text:p text:style-name="Text_20_body"><text:bookmark text:name="en-ESV-27352"/>2 While they were worshiping the Lord and fasting, (<text:a xlink:type="simple" xlink:href="https://www.biblegateway.com/passage/?search=Acts%2013:2,%20Rom%201:1&amp;version=ESV#cen-ESV-27352A" text:style-name="Internet_20_link" text:visited-style-name="Visited_20_Internet_20_Link">A</text:a>)the Holy Spirit said, (<text:a xlink:type="simple" xlink:href="https://www.biblegateway.com/passage/?search=Acts%2013:2,%20Rom%201:1&amp;version=ESV#cen-ESV-27352B" text:style-name="Internet_20_link" text:visited-style-name="Visited_20_Internet_20_Link">B</text:a>)“Set apart for me Barnabas and Saul (<text:a xlink:type="simple" xlink:href="https://www.biblegateway.com/passage/?search=Acts%2013:2,%20Rom%201:1&amp;version=ESV#cen-ESV-27352C" text:style-name="Internet_20_link" text:visited-style-name="Visited_20_Internet_20_Link">C</text:a>)for the work to which I have called them.” </text:p><text:p text:style-name="Footnote"/></text:note-body></text:note>,<text:note text:id="ftn8" text:note-class="footnote"><text:note-citation>9</text:note-citation><text:note-body><text:h text:style-name="Heading_20_1" text:outline-level="1">Romans 1:1English Standard Version (ESV)</text:h><text:h text:style-name="Heading_20_3" text:outline-level="3"><text:bookmark text:name="en-ESV-27916"/>Greeting</text:h><text:p text:style-name="Text_20_body">1 Paul, (<text:a xlink:type="simple" xlink:href="https://www.biblegateway.com/passage/?search=Acts%2013:2,%20Rom%201:1&amp;version=ESV#cen-ESV-27916A" text:style-name="Internet_20_link" text:visited-style-name="Visited_20_Internet_20_Link">A</text:a>)a servant[<text:a xlink:type="simple" xlink:href="https://www.biblegateway.com/passage/?search=Acts%2013:2,%20Rom%201:1&amp;version=ESV#fen-ESV-27916a" text:style-name="Internet_20_link" text:visited-style-name="Visited_20_Internet_20_Link">a</text:a>] of Christ Jesus, (<text:a xlink:type="simple" xlink:href="https://www.biblegateway.com/passage/?search=Acts%2013:2,%20Rom%201:1&amp;version=ESV#cen-ESV-27916B" text:style-name="Internet_20_link" text:visited-style-name="Visited_20_Internet_20_Link">B</text:a>)called to be an apostle, (<text:a xlink:type="simple" xlink:href="https://www.biblegateway.com/passage/?search=Acts%2013:2,%20Rom%201:1&amp;version=ESV#cen-ESV-27916C" text:style-name="Internet_20_link" text:visited-style-name="Visited_20_Internet_20_Link">C</text:a>)set apart for the gospel of God, </text:p><text:p text:style-name="Footnote"/></text:note-body></text:note>who had set me apart <text:note text:id="ftn9" text:note-class="footnote"><text:note-citation>10</text:note-citation><text:note-body><text:h text:style-name="Heading_20_1" text:outline-level="1">Isaiah 49:1English Standard Version (ESV)</text:h><text:h text:style-name="Heading_20_3" text:outline-level="3"><text:bookmark text:name="en-ESV-18638"/>The Servant of the <text:span text:style-name="T1">Lord</text:span></text:h><text:p text:style-name="Text_20_body">49 Listen to me, (<text:a xlink:type="simple" xlink:href="https://www.biblegateway.com/passage/?search=Isa%2049:1,%20Isa%2049:5,%20Jer%201:5,%20Luke%201:15&amp;version=ESV#cen-ESV-18638A" text:style-name="Internet_20_link" text:visited-style-name="Visited_20_Internet_20_Link">A</text:a>)O coastlands,<text:line-break/>    and give attention, you peoples (<text:a xlink:type="simple" xlink:href="https://www.biblegateway.com/passage/?search=Isa%2049:1,%20Isa%2049:5,%20Jer%201:5,%20Luke%201:15&amp;version=ESV#cen-ESV-18638B" text:style-name="Internet_20_link" text:visited-style-name="Visited_20_Internet_20_Link">B</text:a>)from afar.<text:line-break/>(<text:a xlink:type="simple" xlink:href="https://www.biblegateway.com/passage/?search=Isa%2049:1,%20Isa%2049:5,%20Jer%201:5,%20Luke%201:15&amp;version=ESV#cen-ESV-18638C" text:style-name="Internet_20_link" text:visited-style-name="Visited_20_Internet_20_Link">C</text:a>)The <text:span text:style-name="T1">Lord</text:span> called me from the womb,<text:line-break/>    from the body of my mother he named my name.</text:p><text:p text:style-name="Footnote"/></text:note-body></text:note>,<text:note text:id="ftn10" text:note-class="footnote"><text:note-citation>11</text:note-citation><text:note-body><text:h text:style-name="Heading_20_1" text:outline-level="1">Isaiah 49:5English Standard Version (ESV)</text:h><text:p text:style-name="Text_20_body"><text:bookmark text:name="en-ESV-18642"/>5 (<text:a xlink:type="simple" xlink:href="https://www.biblegateway.com/passage/?search=Isa%2049:1,%20Isa%2049:5,%20Jer%201:5,%20Luke%201:15&amp;version=ESV#cen-ESV-18642A" text:style-name="Internet_20_link" text:visited-style-name="Visited_20_Internet_20_Link">A</text:a>)And now the <text:span text:style-name="T1">Lord</text:span> says,<text:line-break/>    he (<text:a xlink:type="simple" xlink:href="https://www.biblegateway.com/passage/?search=Isa%2049:1,%20Isa%2049:5,%20Jer%201:5,%20Luke%201:15&amp;version=ESV#cen-ESV-18642B" text:style-name="Internet_20_link" text:visited-style-name="Visited_20_Internet_20_Link">B</text:a>)who formed me from the womb to be his servant,<text:line-break/>to bring Jacob back to him;<text:line-break/>    and that Israel might be gathered to him—<text:line-break/>for (<text:a xlink:type="simple" xlink:href="https://www.biblegateway.com/passage/?search=Isa%2049:1,%20Isa%2049:5,%20Jer%201:5,%20Luke%201:15&amp;version=ESV#cen-ESV-18642C" text:style-name="Internet_20_link" text:visited-style-name="Visited_20_Internet_20_Link">C</text:a>)I am honored in the eyes of the <text:span text:style-name="T1">Lord</text:span>,<text:line-break/>    and my God has become my strength—</text:p><text:p text:style-name="Footnote"/></text:note-body></text:note>,<text:note text:id="ftn11" text:note-class="footnote"><text:note-citation>12</text:note-citation><text:note-body><text:h text:style-name="Heading_20_1" text:outline-level="1">Jeremiah 1:5English Standard Version (ESV)</text:h><text:p text:style-name="Text_20_body"><text:bookmark text:name="en-ESV-18952"/>5 (<text:a xlink:type="simple" xlink:href="https://www.biblegateway.com/passage/?search=Isa%2049:1,%20Isa%2049:5,%20Jer%201:5,%20Luke%201:15&amp;version=ESV#cen-ESV-18952A" text:style-name="Internet_20_link" text:visited-style-name="Visited_20_Internet_20_Link">A</text:a>)“Before I formed you in the womb I knew you,<text:line-break/>and before you were born (<text:a xlink:type="simple" xlink:href="https://www.biblegateway.com/passage/?search=Isa%2049:1,%20Isa%2049:5,%20Jer%201:5,%20Luke%201:15&amp;version=ESV#cen-ESV-18952B" text:style-name="Internet_20_link" text:visited-style-name="Visited_20_Internet_20_Link">B</text:a>)I consecrated you;<text:line-break/>I appointed you a prophet (<text:a xlink:type="simple" xlink:href="https://www.biblegateway.com/passage/?search=Isa%2049:1,%20Isa%2049:5,%20Jer%201:5,%20Luke%201:15&amp;version=ESV#cen-ESV-18952C" text:style-name="Internet_20_link" text:visited-style-name="Visited_20_Internet_20_Link">C</text:a>)to the nations.”</text:p><text:p text:style-name="Footnote"/></text:note-body></text:note>,<text:note text:id="ftn12" text:note-class="footnote"><text:note-citation>13</text:note-citation><text:note-body><text:h text:style-name="Heading_20_1" text:outline-level="1">Luke 1:15English Standard Version (ESV)</text:h><text:p text:style-name="Text_20_body"><text:bookmark text:name="en-ESV-24900"/>15 for he will be (<text:a xlink:type="simple" xlink:href="https://www.biblegateway.com/passage/?search=Isa%2049:1,%20Isa%2049:5,%20Jer%201:5,%20Luke%201:15&amp;version=ESV#cen-ESV-24900A" text:style-name="Internet_20_link" text:visited-style-name="Visited_20_Internet_20_Link">A</text:a>)great before the Lord. And (<text:a xlink:type="simple" xlink:href="https://www.biblegateway.com/passage/?search=Isa%2049:1,%20Isa%2049:5,%20Jer%201:5,%20Luke%201:15&amp;version=ESV#cen-ESV-24900B" text:style-name="Internet_20_link" text:visited-style-name="Visited_20_Internet_20_Link">B</text:a>)he must not drink wine or strong (<text:a xlink:type="simple" xlink:href="https://www.biblegateway.com/passage/?search=Isa%2049:1,%20Isa%2049:5,%20Jer%201:5,%20Luke%201:15&amp;version=ESV#cen-ESV-24900C" text:style-name="Internet_20_link" text:visited-style-name="Visited_20_Internet_20_Link">C</text:a>)drink, and (<text:a xlink:type="simple" xlink:href="https://www.biblegateway.com/passage/?search=Isa%2049:1,%20Isa%2049:5,%20Jer%201:5,%20Luke%201:15&amp;version=ESV#cen-ESV-24900D" text:style-name="Internet_20_link" text:visited-style-name="Visited_20_Internet_20_Link">D</text:a>)he will be (<text:a xlink:type="simple" xlink:href="https://www.biblegateway.com/passage/?search=Isa%2049:1,%20Isa%2049:5,%20Jer%201:5,%20Luke%201:15&amp;version=ESV#cen-ESV-24900E" text:style-name="Internet_20_link" text:visited-style-name="Visited_20_Internet_20_Link">E</text:a>)filled with the Holy Spirit, (<text:a xlink:type="simple" xlink:href="https://www.biblegateway.com/passage/?search=Isa%2049:1,%20Isa%2049:5,%20Jer%201:5,%20Luke%201:15&amp;version=ESV#cen-ESV-24900F" text:style-name="Internet_20_link" text:visited-style-name="Visited_20_Internet_20_Link">F</text:a>)even from his mother's womb. </text:p><text:p text:style-name="Footnote"/></text:note-body></text:note>before I was born,<office:annotation><dc:creator>Unknown Author</dc:creator><dc:date>2016-02-15T21:25:04.932000000</dc:date><text:list text:style-name=""><text:list-item><text:p text:style-name="P2"><text:span text:style-name="T2">Bgateway: Greek </text:span><text:span text:style-name="T3">set me apart from my mother's womb</text:span></text:p></text:list-item><text:list-item><text:p text:style-name="P2"><text:span text:style-name="T2">NIV: set me apart from my mother’s womb</text:span></text:p></text:list-item><text:list-item><text:p text:style-name="P2"><text:span text:style-name="T2">AKJ: who separated me from my mother's womb</text:span></text:p></text:list-item><text:list-item><text:p text:style-name="P2"><text:span text:style-name="T2">O groth fy man</text:span></text:p></text:list-item></text:list></office:annotation> and who <text:note text:id="ftn13" text:note-class="footnote"><text:note-citation>14</text:note-citation><text:note-body><text:h text:style-name="Heading_20_1" text:outline-level="1">Galatians 1:6English Standard Version (ESV)</text:h><text:h text:style-name="Heading_20_3" text:outline-level="3"><text:bookmark text:name="en-ESV-29047"/>No Other Gospel</text:h><text:p text:style-name="Text_20_body">6 I am astonished that you are (<text:a xlink:type="simple" xlink:href="https://www.biblegateway.com/passage/?search=Gal%201:6&amp;version=ESV#cen-ESV-29047A" text:style-name="Internet_20_link" text:visited-style-name="Visited_20_Internet_20_Link">A</text:a>)so quickly deserting (<text:a xlink:type="simple" xlink:href="https://www.biblegateway.com/passage/?search=Gal%201:6&amp;version=ESV#cen-ESV-29047B" text:style-name="Internet_20_link" text:visited-style-name="Visited_20_Internet_20_Link">B</text:a>)him who called you in the grace of Christ and are turning to (<text:a xlink:type="simple" xlink:href="https://www.biblegateway.com/passage/?search=Gal%201:6&amp;version=ESV#cen-ESV-29047C" text:style-name="Internet_20_link" text:visited-style-name="Visited_20_Internet_20_Link">C</text:a>)a different gospel— </text:p><text:p text:style-name="Footnote"/></text:note-body></text:note>called me by his grace,</text:p>
        </text:list-item>
        <text:list-item>
          <text:p text:style-name="P1"><text:bookmark text:name="en-ESV-29057"/>was pleased to reveal his Son to<office:annotation><dc:creator>Unknown Author</dc:creator><dc:date>2016-02-15T21:25:51.305000000</dc:date><text:list text:continue-numbering="true" text:style-name=""><text:list-item><text:p text:style-name="P2"><text:span text:style-name="T4">Bgateway: </text:span><text:span text:style-name="T2">Greek </text:span><text:span text:style-name="T3">in</text:span></text:p></text:list-item><text:list-item><text:p text:style-name="P2"><text:span text:style-name="T2">NIV: to reveal his Son in me</text:span></text:p></text:list-item><text:list-item><text:p text:style-name="P2"><text:span text:style-name="T2">AKJ: To reveal his Son in me</text:span></text:p></text:list-item><text:list-item><text:p text:style-name="P2"><text:span text:style-name="T2">datguddio ei fab ynof fi</text:span></text:p></text:list-item></text:list></office:annotation> me, in order <text:note text:id="ftn14" text:note-class="footnote"><text:note-citation>15</text:note-citation><text:note-body><text:h text:style-name="Heading_20_1" text:outline-level="1">Galatians 2:9English Standard Version (ESV)</text:h><text:p text:style-name="Text_20_body"><text:bookmark text:name="en-ESV-29074"/>9 and when James and Cephas and John, (<text:a xlink:type="simple" xlink:href="https://www.biblegateway.com/passage/?search=Gal%202:9,%20Acts%209:15&amp;version=ESV#cen-ESV-29074A" text:style-name="Internet_20_link" text:visited-style-name="Visited_20_Internet_20_Link">A</text:a>)who seemed to be (<text:a xlink:type="simple" xlink:href="https://www.biblegateway.com/passage/?search=Gal%202:9,%20Acts%209:15&amp;version=ESV#cen-ESV-29074B" text:style-name="Internet_20_link" text:visited-style-name="Visited_20_Internet_20_Link">B</text:a>)pillars, perceived the (<text:a xlink:type="simple" xlink:href="https://www.biblegateway.com/passage/?search=Gal%202:9,%20Acts%209:15&amp;version=ESV#cen-ESV-29074C" text:style-name="Internet_20_link" text:visited-style-name="Visited_20_Internet_20_Link">C</text:a>)grace that was given to me, they (<text:a xlink:type="simple" xlink:href="https://www.biblegateway.com/passage/?search=Gal%202:9,%20Acts%209:15&amp;version=ESV#cen-ESV-29074D" text:style-name="Internet_20_link" text:visited-style-name="Visited_20_Internet_20_Link">D</text:a>)gave the right hand of fellowship to Barnabas and me, that we should go to the Gentiles and they to the circumcised. </text:p><text:p text:style-name="Footnote"/></text:note-body></text:note>that I might preach him among the Gentiles, I did not immediately consult with anyone;<office:annotation><dc:creator>Unknown Author</dc:creator><dc:date>2016-02-15T21:26:34.494000000</dc:date><text:list text:continue-numbering="true" text:style-name=""><text:list-item><text:p text:style-name="P2"><text:span text:style-name="T4">Bgateway: </text:span><text:span text:style-name="T2">Greek </text:span><text:span text:style-name="T3">with flesh and blood</text:span></text:p></text:list-item><text:list-item><text:p text:style-name="P2"><text:span text:style-name="T2">NIV: not to consult any human being.</text:span></text:p></text:list-item><text:list-item><text:p text:style-name="P2"><text:span text:style-name="T2">AKJ: I conferred not with flesh and blood</text:span></text:p></text:list-item><text:list-item><text:p text:style-name="P2"><text:span text:style-name="T2">heb ymgynghori ag unrhyw ddyn</text:span></text:p></text:list-item></text:list></office:annotation></text:p>
        </text:list-item>
        <text:list-item>
          <text:p text:style-name="P1"><text:bookmark text:name="en-ESV-29058"/>nor did I go up to Jerusalem to those who were apostles before me, but I went away into Arabia, and returned again to Damascu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35S</meta:editing-duration>
    <meta:editing-cycles>18</meta:editing-cycles>
    <meta:generator>LibreOffice/4.4.7.2$Windows_x86 LibreOffice_project/f3153a8b245191196a4b6b9abd1d0da16eead600</meta:generator>
    <dc:date>2016-02-15T21:35:16.019000000</dc:date>
    <meta:document-statistic meta:table-count="0" meta:image-count="0" meta:object-count="0" meta:page-count="4" meta:paragraph-count="39" meta:word-count="636" meta:character-count="3652" meta:non-whitespace-character-count="3027"/>
    <meta:user-defined meta:name="Info 1"/>
    <meta:user-defined meta:name="Info 2"/>
    <meta:user-defined meta:name="Info 3"/>
    <meta:user-defined meta:name="Info 4"/>
  </office:meta>
</office:document-meta>
</file>